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left"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1cm" svg:stroke-color="#ff0000" draw:marker-start-width="0.279cm" draw:marker-end-width="0.279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04cm" svg:height="16.129cm" svg:x="17.256cm" svg:y="2.397cm">
          <text:p text:style-name="P1">Node.js</text:p>
        </draw:rect>
        <draw:rect draw:style-name="gr2" draw:text-style-name="P1" xml:id="id9" draw:id="id9" draw:layer="layout" svg:width="4.953cm" svg:height="2.794cm" svg:x="1.889cm" svg:y="8.239cm">
          <text:p text:style-name="P1">Wrapped XSD</text:p>
        </draw:rect>
        <draw:rect draw:style-name="gr2" draw:text-style-name="P1" xml:id="id1" draw:id="id1" draw:layer="layout" svg:width="3.81cm" svg:height="2.794cm" svg:x="10.149cm" svg:y="8.236cm">
          <text:p text:style-name="P1">Node</text:p>
          <text:p text:style-name="P1">Builder</text:p>
        </draw:rect>
        <draw:rect draw:style-name="gr2" draw:text-style-name="P1" xml:id="id2" draw:id="id2" draw:layer="layout" svg:width="3.683cm" svg:height="1.651cm" svg:x="18.399cm" svg:y="4.175cm">
          <text:p text:style-name="P1">App.js</text:p>
          <text:p text:style-name="P1">Template</text:p>
        </draw:rect>
        <draw:rect draw:style-name="gr2" draw:text-style-name="P1" xml:id="id3" draw:id="id3" draw:layer="layout" svg:width="3.683cm" svg:height="1.651cm" svg:x="18.399cm" svg:y="6.588cm">
          <text:p text:style-name="P1">Config.js</text:p>
          <text:p text:style-name="P1">Template</text:p>
        </draw:rect>
        <draw:rect draw:style-name="gr2" draw:text-style-name="P1" xml:id="id4" draw:id="id4" draw:layer="layout" svg:width="3.683cm" svg:height="1.651cm" svg:x="18.399cm" svg:y="8.874cm">
          <text:p text:style-name="P1">Models.js</text:p>
          <text:p text:style-name="P1">Template</text:p>
        </draw:rect>
        <draw:rect draw:style-name="gr3" draw:text-style-name="P1" xml:id="id5" draw:id="id5" draw:layer="layout" svg:width="4.572cm" svg:height="1.651cm" svg:x="18.399cm" svg:y="11.287cm">
          <text:p text:style-name="P1">RouteREST.js</text:p>
          <text:p text:style-name="P1">Template</text:p>
        </draw:rect>
        <draw:rect draw:style-name="gr3" draw:text-style-name="P1" xml:id="id6" draw:id="id6" draw:layer="layout" svg:width="4.572cm" svg:height="1.651cm" svg:x="18.399cm" svg:y="13.573cm">
          <text:p text:style-name="P1">RouteSOAP.js</text:p>
          <text:p text:style-name="P1">Template</text:p>
        </draw:rect>
        <draw:rect draw:style-name="gr3" draw:text-style-name="P1" xml:id="id7" draw:id="id7" draw:layer="layout" svg:width="4.572cm" svg:height="1.651cm" svg:x="18.526cm" svg:y="15.986cm">
          <text:p text:style-name="P1">RouteQueue.js</text:p>
          <text:p text:style-name="P1">Template</text:p>
        </draw:rect>
        <draw:connector draw:style-name="gr4" draw:text-style-name="P1" draw:layer="layout" draw:type="curve" svg:x1="13.959cm" svg:y1="9.633cm" svg:x2="18.399cm" svg:y2="5cm" draw:start-shape="id1" draw:start-glue-point="1" draw:end-shape="id2" draw:end-glue-point="3" svg:d="m13959 9633c3330 0 1110-4633 4440-4633">
          <text:p text:style-name="P1">Generates <text:s text:c="17"/></text:p>
        </draw:connector>
        <draw:connector draw:style-name="gr5" draw:text-style-name="P1" draw:layer="layout" draw:type="curve" svg:x1="13.959cm" svg:y1="9.633cm" svg:x2="18.399cm" svg:y2="7.413cm" draw:start-shape="id1" draw:start-glue-point="1" draw:end-shape="id3" svg:d="m13959 9633c3330 0 1110-2220 4440-2220">
          <text:p/>
        </draw:connector>
        <draw:connector draw:style-name="gr5" draw:text-style-name="P1" draw:layer="layout" draw:type="curve" svg:x1="13.959cm" svg:y1="9.633cm" svg:x2="18.399cm" svg:y2="9.699cm" draw:start-shape="id1" draw:start-glue-point="1" draw:end-shape="id4" svg:d="m13959 9633c3330 0 1110 66 4440 66">
          <text:p/>
        </draw:connector>
        <draw:connector draw:style-name="gr6" draw:text-style-name="P1" draw:layer="layout" draw:type="curve" svg:x1="13.959cm" svg:y1="9.633cm" svg:x2="18.399cm" svg:y2="12.112cm" draw:start-shape="id1" draw:start-glue-point="1" draw:end-shape="id5" draw:end-glue-point="3" svg:d="m13959 9633c3312 0 1092 2479 4440 2479">
          <text:p/>
        </draw:connector>
        <draw:connector draw:style-name="gr6" draw:text-style-name="P1" draw:layer="layout" draw:type="curve" svg:x1="13.959cm" svg:y1="9.633cm" svg:x2="18.399cm" svg:y2="14.398cm" draw:start-shape="id1" draw:start-glue-point="1" draw:end-shape="id6" draw:end-glue-point="3" svg:d="m13959 9633c3312 0 1092 4765 4440 4765">
          <text:p/>
        </draw:connector>
        <draw:connector draw:style-name="gr6" draw:text-style-name="P1" draw:layer="layout" draw:type="curve" svg:x1="13.959cm" svg:y1="9.633cm" svg:x2="18.526cm" svg:y2="16.811cm" draw:start-shape="id1" draw:start-glue-point="1" draw:end-shape="id7" draw:end-glue-point="3" svg:d="m13959 9633c3406 0 1123 7178 4567 7178">
          <text:p/>
        </draw:connector>
        <draw:rect draw:style-name="gr7" draw:text-style-name="P1" xml:id="id8" draw:id="id8" draw:layer="layout" svg:width="4.953cm" svg:height="2.921cm" svg:x="1.889cm" svg:y="3.54cm">
          <text:p text:style-name="P1">XSD</text:p>
        </draw:rect>
        <draw:frame draw:style-name="gr8" draw:layer="layout" svg:width="3.937cm" svg:height="1.675cm" svg:x="2.524cm" svg:y="4.81cm">
          <draw:text-box>
            <text:p>Element: Annotations</text:p>
          </draw:text-box>
        </draw:frame>
        <draw:rect draw:style-name="gr7" draw:text-style-name="P1" xml:id="id10" draw:id="id10" draw:layer="layout" svg:width="4.953cm" svg:height="5.207cm" svg:x="1.889cm" svg:y="12.811cm">
          <text:p text:style-name="P1">Node-XSD</text:p>
        </draw:rect>
        <draw:frame draw:style-name="gr8" draw:layer="layout" svg:width="4.038cm" svg:height="2.387cm" svg:x="2.296cm" svg:y="14.081cm">
          <draw:text-box>
            <text:p>Type:Soap, <text:s text:c="10"/>REST, <text:s text:c="9"/>Queue</text:p>
          </draw:text-box>
        </draw:frame>
        <draw:frame draw:style-name="gr9" draw:layer="layout" svg:width="3.657cm" svg:height="1.012cm" svg:x="2.296cm" svg:y="16.752cm">
          <draw:text-box>
            <text:p>Url: /Demo</text:p>
          </draw:text-box>
        </draw:frame>
        <draw:connector draw:style-name="gr5" draw:text-style-name="P1" draw:layer="layout" draw:type="curve" svg:x1="4.365cm" svg:y1="6.461cm" svg:x2="4.365cm" svg:y2="8.239cm" draw:start-shape="id8" draw:start-glue-point="2" draw:end-shape="id9" draw:end-glue-point="0" svg:d="m4365 6461v1778">
          <text:p/>
        </draw:connector>
        <draw:connector draw:style-name="gr5" draw:text-style-name="P1" draw:layer="layout" draw:type="curve" svg:x1="4.365cm" svg:y1="12.811cm" svg:x2="4.365cm" svg:y2="11.033cm" draw:start-shape="id10" draw:end-shape="id9" draw:end-glue-point="2" svg:d="m4365 12811v-1778">
          <text:p/>
        </draw:connector>
        <draw:connector draw:style-name="gr4" draw:text-style-name="P1" draw:layer="layout" draw:type="line" svg:x1="10.149cm" svg:y1="9.633cm" svg:x2="6.842cm" svg:y2="9.636cm" draw:start-shape="id1" draw:start-glue-point="3" draw:end-shape="id9" draw:end-glue-point="1" svg:d="m10149 9633-3307 3">
          <text:p text:style-name="P1">Read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fo:padding-top="-0.63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3T20:50:39.87</meta:creation-date>
    <dc:date>2013-08-06T21:31:08.41</dc:date>
    <meta:editing-duration>PT13M45S</meta:editing-duration>
    <meta:editing-cycles>4</meta:editing-cycles>
    <meta:generator>OpenOffice.org/3.4.1$Win32 OpenOffice.org_project/341m1$Build-9593</meta:generator>
    <meta:document-statistic meta:object-count="23"/>
  </office:meta>
</office:document-meta>
</file>